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b73" officeooo:paragraph-rsid="00109b73"/>
    </style:style>
    <style:style style:name="P2" style:family="paragraph" style:parent-style-name="Standard" style:list-style-name="L1">
      <style:text-properties officeooo:rsid="0011e93b" officeooo:paragraph-rsid="0011e93b"/>
    </style:style>
    <style:style style:name="P3" style:family="paragraph" style:parent-style-name="Standard" style:list-style-name="L1">
      <style:text-properties officeooo:rsid="00151f49" officeooo:paragraph-rsid="00151f49"/>
    </style:style>
    <style:style style:name="P4" style:family="paragraph" style:parent-style-name="Standard" style:list-style-name="L1">
      <style:text-properties officeooo:rsid="0015755a" officeooo:paragraph-rsid="0015755a"/>
    </style:style>
    <style:style style:name="P5" style:family="paragraph" style:parent-style-name="Standard" style:list-style-name="L1">
      <style:text-properties officeooo:rsid="001619ac" officeooo:paragraph-rsid="001619ac"/>
    </style:style>
    <style:style style:name="P6" style:family="paragraph" style:parent-style-name="Standard" style:list-style-name="L1">
      <style:text-properties fo:font-style="italic" officeooo:rsid="001619ac" officeooo:paragraph-rsid="001619ac" style:font-style-asian="italic" style:font-style-complex="italic"/>
    </style:style>
    <style:style style:name="P7" style:family="paragraph" style:parent-style-name="Standard" style:list-style-name="L1">
      <style:text-properties fo:font-style="normal" officeooo:rsid="001619ac" officeooo:paragraph-rsid="001619ac" style:font-style-asian="normal" style:font-style-complex="normal"/>
    </style:style>
    <style:style style:name="P8" style:family="paragraph" style:parent-style-name="Standard" style:list-style-name="L1">
      <style:text-properties fo:font-style="normal" fo:font-weight="normal" officeooo:rsid="001619ac" officeooo:paragraph-rsid="001619ac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normal" officeooo:rsid="0016f7d5" officeooo:paragraph-rsid="0016f7d5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fo:font-weight="normal" officeooo:rsid="001771a7" officeooo:paragraph-rsid="001771a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771a7" officeooo:paragraph-rsid="001771a7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text-properties fo:font-style="normal" fo:font-weight="normal" officeooo:rsid="00185532" officeooo:paragraph-rsid="00185532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text-properties fo:font-style="normal" fo:font-weight="normal" officeooo:rsid="0019313c" officeooo:paragraph-rsid="0019313c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text-properties fo:font-style="normal" fo:font-weight="normal" officeooo:rsid="0019313c" officeooo:paragraph-rsid="001a9454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fo:font-style="normal" fo:font-weight="normal" officeooo:rsid="001a9454" officeooo:paragraph-rsid="001a9454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text-properties fo:font-style="normal" fo:font-weight="bold" officeooo:rsid="0016f7d5" officeooo:paragraph-rsid="0016f7d5" style:font-style-asian="normal" style:font-weight-asian="bold" style:font-style-complex="normal" style:font-weight-complex="bold"/>
    </style:style>
    <style:style style:name="P17" style:family="paragraph" style:parent-style-name="Standard" style:list-style-name="L1">
      <style:text-properties fo:font-style="normal" fo:font-weight="bold" officeooo:rsid="00170af0" officeooo:paragraph-rsid="00170af0" style:font-style-asian="normal" style:font-weight-asian="bold" style:font-style-complex="normal" style:font-weight-complex="bold"/>
    </style:style>
    <style:style style:name="P18" style:family="paragraph" style:parent-style-name="Standard" style:list-style-name="L1">
      <style:text-properties fo:font-style="normal" fo:font-weight="bold" officeooo:rsid="00171635" officeooo:paragraph-rsid="00171635" style:font-style-asian="normal" style:font-weight-asian="bold" style:font-style-complex="normal" style:font-weight-complex="bold"/>
    </style:style>
    <style:style style:name="P19" style:family="paragraph" style:parent-style-name="Standard" style:list-style-name="L1">
      <style:text-properties fo:font-style="normal" fo:font-weight="bold" officeooo:rsid="001771a7" officeooo:paragraph-rsid="001771a7" style:font-style-asian="normal" style:font-weight-asian="bold" style:font-style-complex="normal" style:font-weight-complex="bold"/>
    </style:style>
    <style:style style:name="T1" style:family="text">
      <style:text-properties officeooo:rsid="0015755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5: Regularisation</text:p>
      <text:list xml:id="list6526398730394738994" text:style-name="L1">
        <text:list-item>
          <text:p text:style-name="P2">we have a model and we estimate y from x (observations) – the coefficients of the model are theta-s</text:p>
        </text:list-item>
        <text:list-item>
          <text:p text:style-name="P2">there are models does do not construct the shortest distance from the regression line – so the error is the difference between prediction and true value of y (vertical line)</text:p>
        </text:list-item>
        <text:list-item>
          <text:p text:style-name="P2">errors are squared – because you assume your data is normally distributed – so you find the maximum likelihood of the model that would emit this data – and the maximum likelihood comes from the minimum squared error</text:p>
        </text:list-item>
        <text:list-item>
          <text:p text:style-name="P2">also squared – because it has a nice derivative for the optimisation function</text:p>
        </text:list-item>
        <text:list-item>
          <text:p text:style-name="P3">we can use linear regression for quadratic data – the model is parametrised by theta – and those should be linear (no square or anything else) – but noone prevents us for adding another variable and another theta → but the new input variable can be squared</text:p>
        </text:list-item>
        <text:list-item>
          <text:p text:style-name="P3">we can also add x0 – a vector of 1s (for the ease of computing thetas because you can use the whole matrix)</text:p>
        </text:list-item>
        <text:list-item>
          <text:p text:style-name="P3">the best model minimises the square of the errors – but you can easily overfit</text:p>
        </text:list-item>
        <text:list-item>
          <text:p text:style-name="P3">you can add more coefficients to the model – <text:span text:style-name="T1">but the more you add the less sense the model makes</text:span></text:p>
        </text:list-item>
        <text:list-item>
          <text:p text:style-name="P4">by increasing the number of variables, the thetas increase (because the x**n are humongous too) → the derivatives are high because the slopes are very steep</text:p>
        </text:list-item>
        <text:list-item>
          <text:p text:style-name="P4">not only minimise the error BUT also <text:span text:style-name="T2">minimise the thetas</text:span><text:span text:style-name="T3"> (squared) – except for the intercept which is the property of the data </text:span></text:p>
        </text:list-item>
        <text:list-item>
          <text:p text:style-name="P4"><text:span text:style-name="T3">but the squared errors and thetas have different errors – so you put lambda – the coefficient for the weight of the thetas – how much do you want to minimise thetas compared to the errors – lambda 0 means only minimise the error – and lambda infinity means don’t care about the data</text:span></text:p>
        </text:list-item>
        <text:list-item>
          <text:p text:style-name="P5"><text:span text:style-name="T3">lambda = degree of regularisation (usually has low values)</text:span></text:p>
        </text:list-item>
        <text:list-item>
          <text:p text:style-name="P6"><text:span text:style-name="T3">learner in polynomial regression</text:span></text:p>
        </text:list-item>
        <text:list-item>
          <text:p text:style-name="P7"><text:span text:style-name="T3">Ridge regression = L2 because theta is squared! (to minimise)</text:span></text:p>
        </text:list-item>
        <text:list-item>
          <text:p text:style-name="P7"><text:span text:style-name="T3">if the regularisation is infinite – all the thetas are 0, except for the intercept – so the regression is a horizontal line → but the error is still minimised, so the intercept is the one minimising the error – it is </text:span><text:span text:style-name="T2">the mean!</text:span></text:p>
        </text:list-item>
        <text:list-item>
          <text:p text:style-name="P8">If we increase the regularisation, the error goes up (error less important!)</text:p>
        </text:list-item>
        <text:list-item>
          <text:p text:style-name="P8">degree of regularisation: how much do I care about the data vs. how smooth do I want my model to be</text:p>
        </text:list-item>
        <text:list-item>
          <text:p text:style-name="P9">x, x2, x3 – are usually different features of the data → when the sample size is small but we have many attributes → we NEED regularisation so that we prevent OVERFIT of the data – since the model could be infinitely COMPLEX!</text:p>
        </text:list-item>
        <text:list-item>
          <text:p text:style-name="P10">We can build the “perfect” model in the training set which is useless in test set!</text:p>
        </text:list-item>
        <text:list-item>
          <text:p text:style-name="P16">Overfit = <text:span text:style-name="T3">when I have a really small error but we have problems in other data sets (test sets)</text:span></text:p>
        </text:list-item>
        <text:list-item>
          <text:p text:style-name="P17"><text:span text:style-name="T3">r2 – how much is our model from just predicting the mean (the simplest model)</text:span></text:p>
        </text:list-item>
        <text:list-item>
          <text:p text:style-name="P18"><text:span text:style-name="T3">R2 can be negative on the test set – because you can predict worse that the mean! Because you are using the mean from the learning set to predict in the test set </text:span></text:p>
        </text:list-item>
        <text:list-item>
          <text:p text:style-name="P18"><text:span text:style-name="T3">the error in the test set is always bigger than in the training set – but the error with the regularisation has a quadratic shape – there if a perfect value of lambda (regularisation)</text:span></text:p>
        </text:list-item>
        <text:list-item>
          <text:p text:style-name="P18"><text:span text:style-name="T3">but how to optimise the lamdba since you should not have /seen test data</text:span></text:p>
        </text:list-item>
        <text:list-item>
          <text:p text:style-name="P18"><text:span text:style-name="T3">you can split training data and try different values of regularisation (preudo test data made from the training – where is the best accuracy)</text:span></text:p>
        </text:list-item>
        <text:list-item>
          <text:p text:style-name="P18"><text:span text:style-name="T3">meta parameters – parameters not directly in the model but used for learning → then get thetas from the entire data and then use it on the test data → use </text:span>internal crossvalidation</text:p>
        </text:list-item>
        <text:list-item>
          <text:p text:style-name="P19"><text:soft-page-break/>L1 Lasso regularisation – <text:span text:style-name="T3">it minimises the absolute values of theta (not the squared) – and pushes a lot of thetas to 0 → </text:span>feature selection</text:p>
        </text:list-item>
        <text:list-item>
          <text:p text:style-name="P10">in L2 – thetas are going to be very small but they are not going to be 0</text:p>
        </text:list-item>
        <text:list-item>
          <text:p text:style-name="P10">the errors are larger with L1 but the models will be simpler</text:p>
        </text:list-item>
        <text:list-item>
          <text:p text:style-name="P10">in the test set the error with regulartisation goes up (<text:span text:style-name="T2">monotonically) in the training set – </text:span>but is neg quandratic <text:span text:style-name="T2">in the test set</text:span></text:p>
        </text:list-item>
      </text:list>
      <text:p text:style-name="P11"><text:span text:style-name="T2">###################3<text:line-break/>#homework – work with images</text:span></text:p>
      <text:list xml:id="list8125531947640883110" text:style-name="L2">
        <text:list-item>
          <text:p text:style-name="P12"><text:span text:style-name="T2">we push the image through the neural network and take the last nodes (1000 – 2000 numbers instead of 100.000s of pixel info)</text:span></text:p>
        </text:list-item>
        <text:list-item>
          <text:p text:style-name="P12"><text:span text:style-name="T2">convert the image to a vector and use whichever technique you learnt!(clustering if you have clusters, classification if you have classes …)</text:span></text:p>
        </text:list-item>
        <text:list-item>
          <text:p text:style-name="P13">in reality after the last layer of number there is only a layer of logistic regression that classifies the data</text:p>
        </text:list-item>
        <text:list-item>
          <text:p text:style-name="P14">each image – vector of numbers → you can compute distances → but because you have so many features the Euclidian distance doesnt work → cosin distance instead (measures the direction! - the ratio! - take the cosin of the KOT between the vectors)</text:p>
        </text:list-item>
        <text:list-item>
          <text:p text:style-name="P15">unsupervised learning </text:p>
        </text:list-item>
        <text:list-item>
          <text:p text:style-name="P15">but then you have supervised learning – you have subfolders = classes = of the images (e.g. cars and trucks</text:p>
        </text:list-item>
        <text:list-item>
          <text:p text:style-name="P15">image embedding → test and score← logistic regression → confusion matri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7:03:45.521986552</meta:creation-date>
    <dc:date>2018-01-18T19:13:46.695975319</dc:date>
    <meta:editing-duration>PT18M1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869" meta:character-count="4766" meta:non-whitespace-character-count="3933"/>
  </office:meta>
</office:document-meta>
</file>